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0ofitsssinfinity-900-adaptivesigma=1-error=0-10and5trialmaxmodel1000" table:style-name="ta1">
        <table:shapes>
          <draw:frame draw:z-index="0" draw:style-name="gr1" draw:text-style-name="P1" svg:width="262.51mm" svg:height="146.08mm" svg:x="0mm" svg:y="49.94mm">
            <loext:p draw:notify-on-update-of-ranges="'40ofitsssinfinity-900-adaptivesigma=1-error=0-10and5trialmaxmodel1000'.K18:'40ofitsssinfinity-900-adaptivesigma=1-error=0-10and5trialmaxmodel1000'.K31 '40ofitsssinfinity-900-adaptivesigma=1-error=0-10and5trialmaxmodel1000'.A6:'40ofitsssinfinity-900-adaptivesigma=1-error=0-10and5trialmaxmodel1000'.N6 '40ofitsssinfinity-900-adaptivesigma=1-error=0-10and5trialmaxmodel1000'.P6:'40ofitsssinfinity-900-adaptivesigma=1-error=0-10and5trialmaxmodel1000'.AC6 '40ofitsssinfinity-900-adaptivesigma=1-error=0-10and5trialmaxmodel1000'.AE6:'40ofitsssinfinity-900-adaptivesigma=1-error=0-10and5trialmaxmodel1000'.AR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39" table:default-cell-style-name="Default"/>
        <table:table-row table:style-name="ro1">
          <table:table-cell office:value-type="float" office:value="0.175367307303" calcext:value-type="float">
            <text:p>0.175367307303</text:p>
          </table:table-cell>
          <table:table-cell office:value-type="float" office:value="0.093064834007" calcext:value-type="float">
            <text:p>0.093064834007</text:p>
          </table:table-cell>
          <table:table-cell office:value-type="float" office:value="0.0433710438978" calcext:value-type="float">
            <text:p>0.0433710438978</text:p>
          </table:table-cell>
          <table:table-cell office:value-type="float" office:value="0.0149528483357" calcext:value-type="float">
            <text:p>0.0149528483357</text:p>
          </table:table-cell>
          <table:table-cell office:value-type="float" office:value="0.00755941028863" calcext:value-type="float">
            <text:p>0.00755941028863</text:p>
          </table:table-cell>
          <table:table-cell office:value-type="float" office:value="0.00909906478168" calcext:value-type="float">
            <text:p>0.00909906478168</text:p>
          </table:table-cell>
          <table:table-cell office:value-type="float" office:value="0.00770927238936" calcext:value-type="float">
            <text:p>0.00770927238936</text:p>
          </table:table-cell>
          <table:table-cell office:value-type="float" office:value="0.00568759515902" calcext:value-type="float">
            <text:p>0.00568759515902</text:p>
          </table:table-cell>
          <table:table-cell office:value-type="float" office:value="0.00545294744931" calcext:value-type="float">
            <text:p>0.00545294744931</text:p>
          </table:table-cell>
          <table:table-cell office:value-type="float" office:value="0.00819630694471" calcext:value-type="float">
            <text:p>0.00819630694471</text:p>
          </table:table-cell>
          <table:table-cell office:value-type="float" office:value="0.0067434477778" calcext:value-type="float">
            <text:p>0.0067434477778</text:p>
          </table:table-cell>
          <table:table-cell office:value-type="float" office:value="0.00347017967569" calcext:value-type="float">
            <text:p>0.00347017967569</text:p>
          </table:table-cell>
          <table:table-cell office:value-type="float" office:value="0.00527323303764" calcext:value-type="float">
            <text:p>0.00527323303764</text:p>
          </table:table-cell>
          <table:table-cell office:value-type="float" office:value="0.00752146513235" calcext:value-type="float">
            <text:p>0.00752146513235</text:p>
          </table:table-cell>
          <table:table-cell/>
          <table:table-cell office:value-type="float" office:value="0.157369334354" calcext:value-type="float">
            <text:p>0.157369334354</text:p>
          </table:table-cell>
          <table:table-cell office:value-type="float" office:value="0.100267304101" calcext:value-type="float">
            <text:p>0.100267304101</text:p>
          </table:table-cell>
          <table:table-cell office:value-type="float" office:value="0.0460598217024" calcext:value-type="float">
            <text:p>0.0460598217024</text:p>
          </table:table-cell>
          <table:table-cell office:value-type="float" office:value="0.0249928067924" calcext:value-type="float">
            <text:p>0.0249928067924</text:p>
          </table:table-cell>
          <table:table-cell office:value-type="float" office:value="0.0174565245029" calcext:value-type="float">
            <text:p>0.0174565245029</text:p>
          </table:table-cell>
          <table:table-cell office:value-type="float" office:value="0.00983373812872" calcext:value-type="float">
            <text:p>0.00983373812872</text:p>
          </table:table-cell>
          <table:table-cell office:value-type="float" office:value="0.00571445139626" calcext:value-type="float">
            <text:p>0.00571445139626</text:p>
          </table:table-cell>
          <table:table-cell office:value-type="float" office:value="0.00842302533288" calcext:value-type="float">
            <text:p>0.00842302533288</text:p>
          </table:table-cell>
          <table:table-cell office:value-type="float" office:value="0.00517588398736" calcext:value-type="float">
            <text:p>0.00517588398736</text:p>
          </table:table-cell>
          <table:table-cell office:value-type="float" office:value="0.00551639650324" calcext:value-type="float">
            <text:p>0.00551639650324</text:p>
          </table:table-cell>
          <table:table-cell office:value-type="float" office:value="0.0115289641802" calcext:value-type="float">
            <text:p>0.0115289641802</text:p>
          </table:table-cell>
          <table:table-cell office:value-type="float" office:value="0.00339494141745" calcext:value-type="float">
            <text:p>0.00339494141745</text:p>
          </table:table-cell>
          <table:table-cell office:value-type="float" office:value="0.0100013499991" calcext:value-type="float">
            <text:p>0.0100013499991</text:p>
          </table:table-cell>
          <table:table-cell office:value-type="float" office:value="0.00891128578353" calcext:value-type="float">
            <text:p>0.00891128578353</text:p>
          </table:table-cell>
          <table:table-cell/>
          <table:table-cell office:value-type="float" office:value="0.140555214285" calcext:value-type="float">
            <text:p>0.140555214285</text:p>
          </table:table-cell>
          <table:table-cell office:value-type="float" office:value="0.104466482194" calcext:value-type="float">
            <text:p>0.104466482194</text:p>
          </table:table-cell>
          <table:table-cell office:value-type="float" office:value="0.0511219731921" calcext:value-type="float">
            <text:p>0.0511219731921</text:p>
          </table:table-cell>
          <table:table-cell office:value-type="float" office:value="0.0244767587296" calcext:value-type="float">
            <text:p>0.0244767587296</text:p>
          </table:table-cell>
          <table:table-cell office:value-type="float" office:value="0.0155155748051" calcext:value-type="float">
            <text:p>0.0155155748051</text:p>
          </table:table-cell>
          <table:table-cell office:value-type="float" office:value="0.0169377893744" calcext:value-type="float">
            <text:p>0.0169377893744</text:p>
          </table:table-cell>
          <table:table-cell office:value-type="float" office:value="0.0146155134044" calcext:value-type="float">
            <text:p>0.0146155134044</text:p>
          </table:table-cell>
          <table:table-cell office:value-type="float" office:value="0.00379044278853" calcext:value-type="float">
            <text:p>0.00379044278853</text:p>
          </table:table-cell>
          <table:table-cell office:value-type="float" office:value="0.0104972440046" calcext:value-type="float">
            <text:p>0.0104972440046</text:p>
          </table:table-cell>
          <table:table-cell office:value-type="float" office:value="0.00622999240924" calcext:value-type="float">
            <text:p>0.00622999240924</text:p>
          </table:table-cell>
          <table:table-cell office:value-type="float" office:value="0.00636723380534" calcext:value-type="float">
            <text:p>0.00636723380534</text:p>
          </table:table-cell>
          <table:table-cell office:value-type="float" office:value="0.00753357397088" calcext:value-type="float">
            <text:p>0.00753357397088</text:p>
          </table:table-cell>
          <table:table-cell office:value-type="float" office:value="0.00623469636856" calcext:value-type="float">
            <text:p>0.00623469636856</text:p>
          </table:table-cell>
          <table:table-cell office:value-type="float" office:value="0.00331120993109" calcext:value-type="float">
            <text:p>0.00331120993109</text:p>
          </table:table-cell>
        </table:table-row>
        <table:table-row table:style-name="ro1">
          <table:table-cell office:value-type="float" office:value="0.165421413616" calcext:value-type="float">
            <text:p>0.165421413616</text:p>
          </table:table-cell>
          <table:table-cell office:value-type="float" office:value="0.10446093655" calcext:value-type="float">
            <text:p>0.10446093655</text:p>
          </table:table-cell>
          <table:table-cell office:value-type="float" office:value="0.0402956914103" calcext:value-type="float">
            <text:p>0.0402956914103</text:p>
          </table:table-cell>
          <table:table-cell office:value-type="float" office:value="0.0161010477049" calcext:value-type="float">
            <text:p>0.0161010477049</text:p>
          </table:table-cell>
          <table:table-cell office:value-type="float" office:value="0.0156787462365" calcext:value-type="float">
            <text:p>0.0156787462365</text:p>
          </table:table-cell>
          <table:table-cell office:value-type="float" office:value="0.0092206662307" calcext:value-type="float">
            <text:p>0.0092206662307</text:p>
          </table:table-cell>
          <table:table-cell office:value-type="float" office:value="0.0110626685091" calcext:value-type="float">
            <text:p>0.0110626685091</text:p>
          </table:table-cell>
          <table:table-cell office:value-type="float" office:value="0.0109194023357" calcext:value-type="float">
            <text:p>0.0109194023357</text:p>
          </table:table-cell>
          <table:table-cell office:value-type="float" office:value="0.0051456786884" calcext:value-type="float">
            <text:p>0.0051456786884</text:p>
          </table:table-cell>
          <table:table-cell office:value-type="float" office:value="0.00985288490098" calcext:value-type="float">
            <text:p>0.00985288490098</text:p>
          </table:table-cell>
          <table:table-cell office:value-type="float" office:value="0.00647005824295" calcext:value-type="float">
            <text:p>0.00647005824295</text:p>
          </table:table-cell>
          <table:table-cell office:value-type="float" office:value="0.0112324244221" calcext:value-type="float">
            <text:p>0.0112324244221</text:p>
          </table:table-cell>
          <table:table-cell office:value-type="float" office:value="0.0063611172377" calcext:value-type="float">
            <text:p>0.0063611172377</text:p>
          </table:table-cell>
          <table:table-cell office:value-type="float" office:value="0.00542495229883" calcext:value-type="float">
            <text:p>0.00542495229883</text:p>
          </table:table-cell>
          <table:table-cell/>
          <table:table-cell office:value-type="float" office:value="0.168474899556" calcext:value-type="float">
            <text:p>0.168474899556</text:p>
          </table:table-cell>
          <table:table-cell office:value-type="float" office:value="0.0954044997707" calcext:value-type="float">
            <text:p>0.0954044997707</text:p>
          </table:table-cell>
          <table:table-cell office:value-type="float" office:value="0.0381790643714" calcext:value-type="float">
            <text:p>0.0381790643714</text:p>
          </table:table-cell>
          <table:table-cell office:value-type="float" office:value="0.0126481837716" calcext:value-type="float">
            <text:p>0.0126481837716</text:p>
          </table:table-cell>
          <table:table-cell office:value-type="float" office:value="0.0150533775075" calcext:value-type="float">
            <text:p>0.0150533775075</text:p>
          </table:table-cell>
          <table:table-cell office:value-type="float" office:value="0.00631970509063" calcext:value-type="float">
            <text:p>0.00631970509063</text:p>
          </table:table-cell>
          <table:table-cell office:value-type="float" office:value="0.00536356838799" calcext:value-type="float">
            <text:p>0.00536356838799</text:p>
          </table:table-cell>
          <table:table-cell office:value-type="float" office:value="0.00740012731482" calcext:value-type="float">
            <text:p>0.00740012731482</text:p>
          </table:table-cell>
          <table:table-cell office:value-type="float" office:value="0.00337647772482" calcext:value-type="float">
            <text:p>0.00337647772482</text:p>
          </table:table-cell>
          <table:table-cell office:value-type="float" office:value="0.00562980866515" calcext:value-type="float">
            <text:p>0.00562980866515</text:p>
          </table:table-cell>
          <table:table-cell office:value-type="float" office:value="0.00916769139617" calcext:value-type="float">
            <text:p>0.00916769139617</text:p>
          </table:table-cell>
          <table:table-cell office:value-type="float" office:value="0.00574399880562" calcext:value-type="float">
            <text:p>0.00574399880562</text:p>
          </table:table-cell>
          <table:table-cell office:value-type="float" office:value="0.00591611911171" calcext:value-type="float">
            <text:p>0.00591611911171</text:p>
          </table:table-cell>
          <table:table-cell office:value-type="float" office:value="0.00794271381649" calcext:value-type="float">
            <text:p>0.00794271381649</text:p>
          </table:table-cell>
          <table:table-cell/>
          <table:table-cell office:value-type="float" office:value="0.152770726023" calcext:value-type="float">
            <text:p>0.152770726023</text:p>
          </table:table-cell>
          <table:table-cell office:value-type="float" office:value="0.0854167054083" calcext:value-type="float">
            <text:p>0.0854167054083</text:p>
          </table:table-cell>
          <table:table-cell office:value-type="float" office:value="0.0495237294356" calcext:value-type="float">
            <text:p>0.0495237294356</text:p>
          </table:table-cell>
          <table:table-cell office:value-type="float" office:value="0.0282453027378" calcext:value-type="float">
            <text:p>0.0282453027378</text:p>
          </table:table-cell>
          <table:table-cell office:value-type="float" office:value="0.0231390459635" calcext:value-type="float">
            <text:p>0.0231390459635</text:p>
          </table:table-cell>
          <table:table-cell office:value-type="float" office:value="0.0107863568536" calcext:value-type="float">
            <text:p>0.0107863568536</text:p>
          </table:table-cell>
          <table:table-cell office:value-type="float" office:value="0.0117428784382" calcext:value-type="float">
            <text:p>0.0117428784382</text:p>
          </table:table-cell>
          <table:table-cell office:value-type="float" office:value="0.00739024908069" calcext:value-type="float">
            <text:p>0.00739024908069</text:p>
          </table:table-cell>
          <table:table-cell office:value-type="float" office:value="0.00646431670023" calcext:value-type="float">
            <text:p>0.00646431670023</text:p>
          </table:table-cell>
          <table:table-cell office:value-type="float" office:value="0.00292805669334" calcext:value-type="float">
            <text:p>0.00292805669334</text:p>
          </table:table-cell>
          <table:table-cell office:value-type="float" office:value="0.00929472433338" calcext:value-type="float">
            <text:p>0.00929472433338</text:p>
          </table:table-cell>
          <table:table-cell office:value-type="float" office:value="0.00741645551734" calcext:value-type="float">
            <text:p>0.00741645551734</text:p>
          </table:table-cell>
          <table:table-cell office:value-type="float" office:value="0.00401375133655" calcext:value-type="float">
            <text:p>0.00401375133655</text:p>
          </table:table-cell>
          <table:table-cell office:value-type="float" office:value="0.00441695140166" calcext:value-type="float">
            <text:p>0.00441695140166</text:p>
          </table:table-cell>
        </table:table-row>
        <table:table-row table:style-name="ro1">
          <table:table-cell office:value-type="float" office:value="0.163867127977" calcext:value-type="float">
            <text:p>0.163867127977</text:p>
          </table:table-cell>
          <table:table-cell office:value-type="float" office:value="0.106727879487" calcext:value-type="float">
            <text:p>0.106727879487</text:p>
          </table:table-cell>
          <table:table-cell office:value-type="float" office:value="0.0213788767316" calcext:value-type="float">
            <text:p>0.0213788767316</text:p>
          </table:table-cell>
          <table:table-cell office:value-type="float" office:value="0.012112108124" calcext:value-type="float">
            <text:p>0.012112108124</text:p>
          </table:table-cell>
          <table:table-cell office:value-type="float" office:value="0.0129096654247" calcext:value-type="float">
            <text:p>0.0129096654247</text:p>
          </table:table-cell>
          <table:table-cell office:value-type="float" office:value="0.012131503428" calcext:value-type="float">
            <text:p>0.012131503428</text:p>
          </table:table-cell>
          <table:table-cell office:value-type="float" office:value="0.0104329042617" calcext:value-type="float">
            <text:p>0.0104329042617</text:p>
          </table:table-cell>
          <table:table-cell office:value-type="float" office:value="0.00672330817809" calcext:value-type="float">
            <text:p>0.00672330817809</text:p>
          </table:table-cell>
          <table:table-cell office:value-type="float" office:value="0.00881522952787" calcext:value-type="float">
            <text:p>0.00881522952787</text:p>
          </table:table-cell>
          <table:table-cell office:value-type="float" office:value="0.00709436812022" calcext:value-type="float">
            <text:p>0.00709436812022</text:p>
          </table:table-cell>
          <table:table-cell office:value-type="float" office:value="0.0062367052041" calcext:value-type="float">
            <text:p>0.0062367052041</text:p>
          </table:table-cell>
          <table:table-cell office:value-type="float" office:value="0.00553426923601" calcext:value-type="float">
            <text:p>0.00553426923601</text:p>
          </table:table-cell>
          <table:table-cell office:value-type="float" office:value="0.00417012045269" calcext:value-type="float">
            <text:p>0.00417012045269</text:p>
          </table:table-cell>
          <table:table-cell office:value-type="float" office:value="0.0088016470394" calcext:value-type="float">
            <text:p>0.0088016470394</text:p>
          </table:table-cell>
          <table:table-cell/>
          <table:table-cell office:value-type="float" office:value="0.178429061678" calcext:value-type="float">
            <text:p>0.178429061678</text:p>
          </table:table-cell>
          <table:table-cell office:value-type="float" office:value="0.0901082311627" calcext:value-type="float">
            <text:p>0.0901082311627</text:p>
          </table:table-cell>
          <table:table-cell office:value-type="float" office:value="0.0360313369136" calcext:value-type="float">
            <text:p>0.0360313369136</text:p>
          </table:table-cell>
          <table:table-cell office:value-type="float" office:value="0.0226914258555" calcext:value-type="float">
            <text:p>0.0226914258555</text:p>
          </table:table-cell>
          <table:table-cell office:value-type="float" office:value="0.0100349608683" calcext:value-type="float">
            <text:p>0.0100349608683</text:p>
          </table:table-cell>
          <table:table-cell office:value-type="float" office:value="0.00320662191933" calcext:value-type="float">
            <text:p>0.00320662191933</text:p>
          </table:table-cell>
          <table:table-cell office:value-type="float" office:value="0.00329881302287" calcext:value-type="float">
            <text:p>0.00329881302287</text:p>
          </table:table-cell>
          <table:table-cell office:value-type="float" office:value="0.0076076320641" calcext:value-type="float">
            <text:p>0.0076076320641</text:p>
          </table:table-cell>
          <table:table-cell office:value-type="float" office:value="0.00777487084167" calcext:value-type="float">
            <text:p>0.00777487084167</text:p>
          </table:table-cell>
          <table:table-cell office:value-type="float" office:value="0.00745075954479" calcext:value-type="float">
            <text:p>0.00745075954479</text:p>
          </table:table-cell>
          <table:table-cell office:value-type="float" office:value="0.00448715906556" calcext:value-type="float">
            <text:p>0.00448715906556</text:p>
          </table:table-cell>
          <table:table-cell office:value-type="float" office:value="0.00564721668452" calcext:value-type="float">
            <text:p>0.00564721668452</text:p>
          </table:table-cell>
          <table:table-cell office:value-type="float" office:value="0.00479731166356" calcext:value-type="float">
            <text:p>0.00479731166356</text:p>
          </table:table-cell>
          <table:table-cell office:value-type="float" office:value="0.00621635776676" calcext:value-type="float">
            <text:p>0.00621635776676</text:p>
          </table:table-cell>
          <table:table-cell/>
          <table:table-cell office:value-type="float" office:value="0.144286596663" calcext:value-type="float">
            <text:p>0.144286596663</text:p>
          </table:table-cell>
          <table:table-cell office:value-type="float" office:value="0.101451281066" calcext:value-type="float">
            <text:p>0.101451281066</text:p>
          </table:table-cell>
          <table:table-cell office:value-type="float" office:value="0.0430044716935" calcext:value-type="float">
            <text:p>0.0430044716935</text:p>
          </table:table-cell>
          <table:table-cell office:value-type="float" office:value="0.0241046674939" calcext:value-type="float">
            <text:p>0.0241046674939</text:p>
          </table:table-cell>
          <table:table-cell office:value-type="float" office:value="0.0151772888881" calcext:value-type="float">
            <text:p>0.0151772888881</text:p>
          </table:table-cell>
          <table:table-cell office:value-type="float" office:value="0.014555651526" calcext:value-type="float">
            <text:p>0.014555651526</text:p>
          </table:table-cell>
          <table:table-cell office:value-type="float" office:value="0.00570143641115" calcext:value-type="float">
            <text:p>0.00570143641115</text:p>
          </table:table-cell>
          <table:table-cell office:value-type="float" office:value="0.0108969033745" calcext:value-type="float">
            <text:p>0.0108969033745</text:p>
          </table:table-cell>
          <table:table-cell office:value-type="float" office:value="0.00339813703584" calcext:value-type="float">
            <text:p>0.00339813703584</text:p>
          </table:table-cell>
          <table:table-cell office:value-type="float" office:value="0.00638500706497" calcext:value-type="float">
            <text:p>0.00638500706497</text:p>
          </table:table-cell>
          <table:table-cell office:value-type="float" office:value="0.0094205740258" calcext:value-type="float">
            <text:p>0.0094205740258</text:p>
          </table:table-cell>
          <table:table-cell office:value-type="float" office:value="0.00523917073168" calcext:value-type="float">
            <text:p>0.00523917073168</text:p>
          </table:table-cell>
          <table:table-cell office:value-type="float" office:value="0.00483497099376" calcext:value-type="float">
            <text:p>0.00483497099376</text:p>
          </table:table-cell>
          <table:table-cell office:value-type="float" office:value="0.00522738840836" calcext:value-type="float">
            <text:p>0.00522738840836</text:p>
          </table:table-cell>
        </table:table-row>
        <table:table-row table:style-name="ro1">
          <table:table-cell office:value-type="float" office:value="0.159473076127" calcext:value-type="float">
            <text:p>0.159473076127</text:p>
          </table:table-cell>
          <table:table-cell office:value-type="float" office:value="0.102924620645" calcext:value-type="float">
            <text:p>0.102924620645</text:p>
          </table:table-cell>
          <table:table-cell office:value-type="float" office:value="0.0272606776318" calcext:value-type="float">
            <text:p>0.0272606776318</text:p>
          </table:table-cell>
          <table:table-cell office:value-type="float" office:value="0.0157196395148" calcext:value-type="float">
            <text:p>0.0157196395148</text:p>
          </table:table-cell>
          <table:table-cell office:value-type="float" office:value="0.00766186645498" calcext:value-type="float">
            <text:p>0.00766186645498</text:p>
          </table:table-cell>
          <table:table-cell office:value-type="float" office:value="0.00607342666876" calcext:value-type="float">
            <text:p>0.00607342666876</text:p>
          </table:table-cell>
          <table:table-cell office:value-type="float" office:value="0.00395900742896" calcext:value-type="float">
            <text:p>0.00395900742896</text:p>
          </table:table-cell>
          <table:table-cell office:value-type="float" office:value="0.00352236271638" calcext:value-type="float">
            <text:p>0.00352236271638</text:p>
          </table:table-cell>
          <table:table-cell office:value-type="float" office:value="0.00376369643013" calcext:value-type="float">
            <text:p>0.00376369643013</text:p>
          </table:table-cell>
          <table:table-cell office:value-type="float" office:value="0.00735521151201" calcext:value-type="float">
            <text:p>0.00735521151201</text:p>
          </table:table-cell>
          <table:table-cell office:value-type="float" office:value="0.0058449925019" calcext:value-type="float">
            <text:p>0.0058449925019</text:p>
          </table:table-cell>
          <table:table-cell office:value-type="float" office:value="0.00797747546757" calcext:value-type="float">
            <text:p>0.00797747546757</text:p>
          </table:table-cell>
          <table:table-cell office:value-type="float" office:value="0.00627952998798" calcext:value-type="float">
            <text:p>0.00627952998798</text:p>
          </table:table-cell>
          <table:table-cell office:value-type="float" office:value="0.00971226052039" calcext:value-type="float">
            <text:p>0.00971226052039</text:p>
          </table:table-cell>
          <table:table-cell/>
          <table:table-cell office:value-type="float" office:value="0.160277411793" calcext:value-type="float">
            <text:p>0.160277411793</text:p>
          </table:table-cell>
          <table:table-cell office:value-type="float" office:value="0.102923512956" calcext:value-type="float">
            <text:p>0.102923512956</text:p>
          </table:table-cell>
          <table:table-cell office:value-type="float" office:value="0.0315949986527" calcext:value-type="float">
            <text:p>0.0315949986527</text:p>
          </table:table-cell>
          <table:table-cell office:value-type="float" office:value="0.0201118398061" calcext:value-type="float">
            <text:p>0.0201118398061</text:p>
          </table:table-cell>
          <table:table-cell office:value-type="float" office:value="0.0144854127296" calcext:value-type="float">
            <text:p>0.0144854127296</text:p>
          </table:table-cell>
          <table:table-cell office:value-type="float" office:value="0.00695168283145" calcext:value-type="float">
            <text:p>0.00695168283145</text:p>
          </table:table-cell>
          <table:table-cell office:value-type="float" office:value="0.00899766449693" calcext:value-type="float">
            <text:p>0.00899766449693</text:p>
          </table:table-cell>
          <table:table-cell office:value-type="float" office:value="0.00843867399272" calcext:value-type="float">
            <text:p>0.00843867399272</text:p>
          </table:table-cell>
          <table:table-cell office:value-type="float" office:value="0.00789107853765" calcext:value-type="float">
            <text:p>0.00789107853765</text:p>
          </table:table-cell>
          <table:table-cell office:value-type="float" office:value="0.00815079206999" calcext:value-type="float">
            <text:p>0.00815079206999</text:p>
          </table:table-cell>
          <table:table-cell office:value-type="float" office:value="0.00912024315367" calcext:value-type="float">
            <text:p>0.00912024315367</text:p>
          </table:table-cell>
          <table:table-cell office:value-type="float" office:value="0.00262955544649" calcext:value-type="float">
            <text:p>0.00262955544649</text:p>
          </table:table-cell>
          <table:table-cell office:value-type="float" office:value="0.00970973137979" calcext:value-type="float">
            <text:p>0.00970973137979</text:p>
          </table:table-cell>
          <table:table-cell office:value-type="float" office:value="0.00312022893972" calcext:value-type="float">
            <text:p>0.00312022893972</text:p>
          </table:table-cell>
          <table:table-cell/>
          <table:table-cell office:value-type="float" office:value="0.153623669571" calcext:value-type="float">
            <text:p>0.153623669571</text:p>
          </table:table-cell>
          <table:table-cell office:value-type="float" office:value="0.106262093833" calcext:value-type="float">
            <text:p>0.106262093833</text:p>
          </table:table-cell>
          <table:table-cell office:value-type="float" office:value="0.0435459917555" calcext:value-type="float">
            <text:p>0.0435459917555</text:p>
          </table:table-cell>
          <table:table-cell office:value-type="float" office:value="0.0338082273864" calcext:value-type="float">
            <text:p>0.0338082273864</text:p>
          </table:table-cell>
          <table:table-cell office:value-type="float" office:value="0.0145562903248" calcext:value-type="float">
            <text:p>0.0145562903248</text:p>
          </table:table-cell>
          <table:table-cell office:value-type="float" office:value="0.0146836146121" calcext:value-type="float">
            <text:p>0.0146836146121</text:p>
          </table:table-cell>
          <table:table-cell office:value-type="float" office:value="0.00774420451071" calcext:value-type="float">
            <text:p>0.00774420451071</text:p>
          </table:table-cell>
          <table:table-cell office:value-type="float" office:value="0.00957915516485" calcext:value-type="float">
            <text:p>0.00957915516485</text:p>
          </table:table-cell>
          <table:table-cell office:value-type="float" office:value="0.0084155886718" calcext:value-type="float">
            <text:p>0.0084155886718</text:p>
          </table:table-cell>
          <table:table-cell office:value-type="float" office:value="0.00601419889489" calcext:value-type="float">
            <text:p>0.00601419889489</text:p>
          </table:table-cell>
          <table:table-cell office:value-type="float" office:value="0.00351597677511" calcext:value-type="float">
            <text:p>0.00351597677511</text:p>
          </table:table-cell>
          <table:table-cell office:value-type="float" office:value="0.00615009972608" calcext:value-type="float">
            <text:p>0.00615009972608</text:p>
          </table:table-cell>
          <table:table-cell office:value-type="float" office:value="0.00738126650041" calcext:value-type="float">
            <text:p>0.00738126650041</text:p>
          </table:table-cell>
          <table:table-cell office:value-type="float" office:value="0.00478490917787" calcext:value-type="float">
            <text:p>0.00478490917787</text:p>
          </table:table-cell>
        </table:table-row>
        <table:table-row table:style-name="ro1">
          <table:table-cell office:value-type="float" office:value="0.176216314671" calcext:value-type="float">
            <text:p>0.176216314671</text:p>
          </table:table-cell>
          <table:table-cell office:value-type="float" office:value="0.0976081231666" calcext:value-type="float">
            <text:p>0.0976081231666</text:p>
          </table:table-cell>
          <table:table-cell office:value-type="float" office:value="0.0330148507411" calcext:value-type="float">
            <text:p>0.0330148507411</text:p>
          </table:table-cell>
          <table:table-cell office:value-type="float" office:value="0.0190698588837" calcext:value-type="float">
            <text:p>0.0190698588837</text:p>
          </table:table-cell>
          <table:table-cell office:value-type="float" office:value="0.00838636517959" calcext:value-type="float">
            <text:p>0.00838636517959</text:p>
          </table:table-cell>
          <table:table-cell office:value-type="float" office:value="0.00858294855397" calcext:value-type="float">
            <text:p>0.00858294855397</text:p>
          </table:table-cell>
          <table:table-cell office:value-type="float" office:value="0.011443599884" calcext:value-type="float">
            <text:p>0.011443599884</text:p>
          </table:table-cell>
          <table:table-cell office:value-type="float" office:value="0.00570150669243" calcext:value-type="float">
            <text:p>0.00570150669243</text:p>
          </table:table-cell>
          <table:table-cell office:value-type="float" office:value="0.00749523188829" calcext:value-type="float">
            <text:p>0.00749523188829</text:p>
          </table:table-cell>
          <table:table-cell office:value-type="float" office:value="0.00479501133398" calcext:value-type="float">
            <text:p>0.00479501133398</text:p>
          </table:table-cell>
          <table:table-cell office:value-type="float" office:value="0.00771898391893" calcext:value-type="float">
            <text:p>0.00771898391893</text:p>
          </table:table-cell>
          <table:table-cell office:value-type="float" office:value="0.00569737181797" calcext:value-type="float">
            <text:p>0.00569737181797</text:p>
          </table:table-cell>
          <table:table-cell office:value-type="float" office:value="0.00420919590792" calcext:value-type="float">
            <text:p>0.00420919590792</text:p>
          </table:table-cell>
          <table:table-cell office:value-type="float" office:value="0.00668401004885" calcext:value-type="float">
            <text:p>0.00668401004885</text:p>
          </table:table-cell>
          <table:table-cell/>
          <table:table-cell office:value-type="float" office:value="0.167548158363" calcext:value-type="float">
            <text:p>0.167548158363</text:p>
          </table:table-cell>
          <table:table-cell office:value-type="float" office:value="0.101490482542" calcext:value-type="float">
            <text:p>0.101490482542</text:p>
          </table:table-cell>
          <table:table-cell office:value-type="float" office:value="0.0361361521329" calcext:value-type="float">
            <text:p>0.0361361521329</text:p>
          </table:table-cell>
          <table:table-cell office:value-type="float" office:value="0.0206518600564" calcext:value-type="float">
            <text:p>0.0206518600564</text:p>
          </table:table-cell>
          <table:table-cell office:value-type="float" office:value="0.00813640506793" calcext:value-type="float">
            <text:p>0.00813640506793</text:p>
          </table:table-cell>
          <table:table-cell office:value-type="float" office:value="0.00539551397452" calcext:value-type="float">
            <text:p>0.00539551397452</text:p>
          </table:table-cell>
          <table:table-cell office:value-type="float" office:value="0.006549516704" calcext:value-type="float">
            <text:p>0.006549516704</text:p>
          </table:table-cell>
          <table:table-cell office:value-type="float" office:value="0.00772039433956" calcext:value-type="float">
            <text:p>0.00772039433956</text:p>
          </table:table-cell>
          <table:table-cell office:value-type="float" office:value="0.00420289232875" calcext:value-type="float">
            <text:p>0.00420289232875</text:p>
          </table:table-cell>
          <table:table-cell office:value-type="float" office:value="0.00687784859593" calcext:value-type="float">
            <text:p>0.00687784859593</text:p>
          </table:table-cell>
          <table:table-cell office:value-type="float" office:value="0.00499936662459" calcext:value-type="float">
            <text:p>0.00499936662459</text:p>
          </table:table-cell>
          <table:table-cell office:value-type="float" office:value="0.00706595695892" calcext:value-type="float">
            <text:p>0.00706595695892</text:p>
          </table:table-cell>
          <table:table-cell office:value-type="float" office:value="0.0038205777196" calcext:value-type="float">
            <text:p>0.0038205777196</text:p>
          </table:table-cell>
          <table:table-cell office:value-type="float" office:value="0.00467360291929" calcext:value-type="float">
            <text:p>0.00467360291929</text:p>
          </table:table-cell>
          <table:table-cell/>
          <table:table-cell office:value-type="float" office:value="0.139060817475" calcext:value-type="float">
            <text:p>0.139060817475</text:p>
          </table:table-cell>
          <table:table-cell office:value-type="float" office:value="0.102169245022" calcext:value-type="float">
            <text:p>0.102169245022</text:p>
          </table:table-cell>
          <table:table-cell office:value-type="float" office:value="0.0661572310887" calcext:value-type="float">
            <text:p>0.0661572310887</text:p>
          </table:table-cell>
          <table:table-cell office:value-type="float" office:value="0.0331315562107" calcext:value-type="float">
            <text:p>0.0331315562107</text:p>
          </table:table-cell>
          <table:table-cell office:value-type="float" office:value="0.0203469504844" calcext:value-type="float">
            <text:p>0.0203469504844</text:p>
          </table:table-cell>
          <table:table-cell office:value-type="float" office:value="0.0121775858917" calcext:value-type="float">
            <text:p>0.0121775858917</text:p>
          </table:table-cell>
          <table:table-cell office:value-type="float" office:value="0.00560995013922" calcext:value-type="float">
            <text:p>0.00560995013922</text:p>
          </table:table-cell>
          <table:table-cell office:value-type="float" office:value="0.00862300951523" calcext:value-type="float">
            <text:p>0.00862300951523</text:p>
          </table:table-cell>
          <table:table-cell office:value-type="float" office:value="0.00939355468075" calcext:value-type="float">
            <text:p>0.00939355468075</text:p>
          </table:table-cell>
          <table:table-cell office:value-type="float" office:value="0.00476943924249" calcext:value-type="float">
            <text:p>0.00476943924249</text:p>
          </table:table-cell>
          <table:table-cell office:value-type="float" office:value="0.009494010605" calcext:value-type="float">
            <text:p>0.009494010605</text:p>
          </table:table-cell>
          <table:table-cell office:value-type="float" office:value="0.00686421186974" calcext:value-type="float">
            <text:p>0.00686421186974</text:p>
          </table:table-cell>
          <table:table-cell office:value-type="float" office:value="0.00763335776546" calcext:value-type="float">
            <text:p>0.00763335776546</text:p>
          </table:table-cell>
          <table:table-cell office:value-type="float" office:value="0.00667290071701" calcext:value-type="float">
            <text:p>0.00667290071701</text:p>
          </table:table-cell>
        </table:table-row>
        <table:table-row table:style-name="ro1">
          <table:table-cell table:formula="of:=MEDIAN([.A1:.A5])" office:value-type="float" office:value="0.165421413616" calcext:value-type="float">
            <text:p>0.165421413616</text:p>
          </table:table-cell>
          <table:table-cell table:formula="of:=MEDIAN([.B1:.B5])" office:value-type="float" office:value="0.102924620645" calcext:value-type="float">
            <text:p>0.102924620645</text:p>
          </table:table-cell>
          <table:table-cell table:formula="of:=MEDIAN([.C1:.C5])" office:value-type="float" office:value="0.0330148507411" calcext:value-type="float">
            <text:p>0.0330148507411</text:p>
          </table:table-cell>
          <table:table-cell table:formula="of:=MEDIAN([.D1:.D5])" office:value-type="float" office:value="0.0157196395148" calcext:value-type="float">
            <text:p>0.0157196395148</text:p>
          </table:table-cell>
          <table:table-cell table:formula="of:=MEDIAN([.E1:.E5])" office:value-type="float" office:value="0.00838636517959" calcext:value-type="float">
            <text:p>0.00838636517959</text:p>
          </table:table-cell>
          <table:table-cell table:formula="of:=MEDIAN([.F1:.F5])" office:value-type="float" office:value="0.00909906478168" calcext:value-type="float">
            <text:p>0.00909906478168</text:p>
          </table:table-cell>
          <table:table-cell table:formula="of:=MEDIAN([.G1:.G5])" office:value-type="float" office:value="0.0104329042617" calcext:value-type="float">
            <text:p>0.0104329042617</text:p>
          </table:table-cell>
          <table:table-cell table:formula="of:=MEDIAN([.H1:.H5])" office:value-type="float" office:value="0.00570150669243" calcext:value-type="float">
            <text:p>0.00570150669243</text:p>
          </table:table-cell>
          <table:table-cell table:formula="of:=MEDIAN([.I1:.I5])" office:value-type="float" office:value="0.00545294744931" calcext:value-type="float">
            <text:p>0.00545294744931</text:p>
          </table:table-cell>
          <table:table-cell table:formula="of:=MEDIAN([.J1:.J5])" office:value-type="float" office:value="0.00735521151201" calcext:value-type="float">
            <text:p>0.00735521151201</text:p>
          </table:table-cell>
          <table:table-cell table:formula="of:=MEDIAN([.K1:.K5])" office:value-type="float" office:value="0.00647005824295" calcext:value-type="float">
            <text:p>0.00647005824295</text:p>
          </table:table-cell>
          <table:table-cell table:formula="of:=MEDIAN([.L1:.L5])" office:value-type="float" office:value="0.00569737181797" calcext:value-type="float">
            <text:p>0.00569737181797</text:p>
          </table:table-cell>
          <table:table-cell table:formula="of:=MEDIAN([.M1:.M5])" office:value-type="float" office:value="0.00527323303764" calcext:value-type="float">
            <text:p>0.00527323303764</text:p>
          </table:table-cell>
          <table:table-cell table:formula="of:=MEDIAN([.N1:.N5])" office:value-type="float" office:value="0.00752146513235" calcext:value-type="float">
            <text:p>0.00752146513235</text:p>
          </table:table-cell>
          <table:table-cell table:formula="of:=MEDIAN([.O1:.O5])" office:value-type="string" office:string-value="" calcext:value-type="error">
            <text:p>#VALUE!</text:p>
          </table:table-cell>
          <table:table-cell table:formula="of:=MEDIAN([.P1:.P5])" office:value-type="float" office:value="0.167548158363" calcext:value-type="float">
            <text:p>0.167548158363</text:p>
          </table:table-cell>
          <table:table-cell table:formula="of:=MEDIAN([.Q1:.Q5])" office:value-type="float" office:value="0.100267304101" calcext:value-type="float">
            <text:p>0.100267304101</text:p>
          </table:table-cell>
          <table:table-cell table:formula="of:=MEDIAN([.R1:.R5])" office:value-type="float" office:value="0.0361361521329" calcext:value-type="float">
            <text:p>0.0361361521329</text:p>
          </table:table-cell>
          <table:table-cell table:formula="of:=MEDIAN([.S1:.S5])" office:value-type="float" office:value="0.0206518600564" calcext:value-type="float">
            <text:p>0.0206518600564</text:p>
          </table:table-cell>
          <table:table-cell table:formula="of:=MEDIAN([.T1:.T5])" office:value-type="float" office:value="0.0144854127296" calcext:value-type="float">
            <text:p>0.0144854127296</text:p>
          </table:table-cell>
          <table:table-cell table:formula="of:=MEDIAN([.U1:.U5])" office:value-type="float" office:value="0.00631970509063" calcext:value-type="float">
            <text:p>0.00631970509063</text:p>
          </table:table-cell>
          <table:table-cell table:formula="of:=MEDIAN([.V1:.V5])" office:value-type="float" office:value="0.00571445139626" calcext:value-type="float">
            <text:p>0.00571445139626</text:p>
          </table:table-cell>
          <table:table-cell table:formula="of:=MEDIAN([.W1:.W5])" office:value-type="float" office:value="0.00772039433956" calcext:value-type="float">
            <text:p>0.00772039433956</text:p>
          </table:table-cell>
          <table:table-cell table:formula="of:=MEDIAN([.X1:.X5])" office:value-type="float" office:value="0.00517588398736" calcext:value-type="float">
            <text:p>0.00517588398736</text:p>
          </table:table-cell>
          <table:table-cell table:formula="of:=MEDIAN([.Y1:.Y5])" office:value-type="float" office:value="0.00687784859593" calcext:value-type="float">
            <text:p>0.00687784859593</text:p>
          </table:table-cell>
          <table:table-cell table:formula="of:=MEDIAN([.Z1:.Z5])" office:value-type="float" office:value="0.00912024315367" calcext:value-type="float">
            <text:p>0.00912024315367</text:p>
          </table:table-cell>
          <table:table-cell table:formula="of:=MEDIAN([.AA1:.AA5])" office:value-type="float" office:value="0.00564721668452" calcext:value-type="float">
            <text:p>0.00564721668452</text:p>
          </table:table-cell>
          <table:table-cell table:formula="of:=MEDIAN([.AB1:.AB5])" office:value-type="float" office:value="0.00591611911171" calcext:value-type="float">
            <text:p>0.00591611911171</text:p>
          </table:table-cell>
          <table:table-cell table:formula="of:=MEDIAN([.AC1:.AC5])" office:value-type="float" office:value="0.00621635776676" calcext:value-type="float">
            <text:p>0.00621635776676</text:p>
          </table:table-cell>
          <table:table-cell table:formula="of:=MEDIAN([.AD1:.AD5])" office:value-type="string" office:string-value="" calcext:value-type="error">
            <text:p>#VALUE!</text:p>
          </table:table-cell>
          <table:table-cell table:formula="of:=MEDIAN([.AE1:.AE5])" office:value-type="float" office:value="0.144286596663" calcext:value-type="float">
            <text:p>0.144286596663</text:p>
          </table:table-cell>
          <table:table-cell table:formula="of:=MEDIAN([.AF1:.AF5])" office:value-type="float" office:value="0.102169245022" calcext:value-type="float">
            <text:p>0.102169245022</text:p>
          </table:table-cell>
          <table:table-cell table:formula="of:=MEDIAN([.AG1:.AG5])" office:value-type="float" office:value="0.0495237294356" calcext:value-type="float">
            <text:p>0.0495237294356</text:p>
          </table:table-cell>
          <table:table-cell table:formula="of:=MEDIAN([.AH1:.AH5])" office:value-type="float" office:value="0.0282453027378" calcext:value-type="float">
            <text:p>0.0282453027378</text:p>
          </table:table-cell>
          <table:table-cell table:formula="of:=MEDIAN([.AI1:.AI5])" office:value-type="float" office:value="0.0155155748051" calcext:value-type="float">
            <text:p>0.0155155748051</text:p>
          </table:table-cell>
          <table:table-cell table:formula="of:=MEDIAN([.AJ1:.AJ5])" office:value-type="float" office:value="0.014555651526" calcext:value-type="float">
            <text:p>0.014555651526</text:p>
          </table:table-cell>
          <table:table-cell table:formula="of:=MEDIAN([.AK1:.AK5])" office:value-type="float" office:value="0.00774420451071" calcext:value-type="float">
            <text:p>0.00774420451071</text:p>
          </table:table-cell>
          <table:table-cell table:formula="of:=MEDIAN([.AL1:.AL5])" office:value-type="float" office:value="0.00862300951523" calcext:value-type="float">
            <text:p>0.00862300951523</text:p>
          </table:table-cell>
          <table:table-cell table:formula="of:=MEDIAN([.AM1:.AM5])" office:value-type="float" office:value="0.0084155886718" calcext:value-type="float">
            <text:p>0.0084155886718</text:p>
          </table:table-cell>
          <table:table-cell table:formula="of:=MEDIAN([.AN1:.AN5])" office:value-type="float" office:value="0.00601419889489" calcext:value-type="float">
            <text:p>0.00601419889489</text:p>
          </table:table-cell>
          <table:table-cell table:formula="of:=MEDIAN([.AO1:.AO5])" office:value-type="float" office:value="0.00929472433338" calcext:value-type="float">
            <text:p>0.00929472433338</text:p>
          </table:table-cell>
          <table:table-cell table:formula="of:=MEDIAN([.AP1:.AP5])" office:value-type="float" office:value="0.00686421186974" calcext:value-type="float">
            <text:p>0.00686421186974</text:p>
          </table:table-cell>
          <table:table-cell table:formula="of:=MEDIAN([.AQ1:.AQ5])" office:value-type="float" office:value="0.00623469636856" calcext:value-type="float">
            <text:p>0.00623469636856</text:p>
          </table:table-cell>
          <table:table-cell table:formula="of:=MEDIAN([.AR1:.AR5])" office:value-type="float" office:value="0.00478490917787" calcext:value-type="float">
            <text:p>0.00478490917787</text:p>
          </table:table-cell>
        </table:table-row>
        <table:table-row table:style-name="ro1">
          <table:table-cell table:formula="of:=MAX([.A1:.A5])-[.A6]" office:value-type="float" office:value="0.010794901055" calcext:value-type="float">
            <text:p>0.010794901055</text:p>
          </table:table-cell>
          <table:table-cell table:formula="of:=MAX([.B1:.B5])-[.B6]" office:value-type="float" office:value="0.003803258842" calcext:value-type="float">
            <text:p>0.003803258842</text:p>
          </table:table-cell>
          <table:table-cell table:formula="of:=MAX([.C1:.C5])-[.C6]" office:value-type="float" office:value="0.0103561931567" calcext:value-type="float">
            <text:p>0.0103561931567</text:p>
          </table:table-cell>
          <table:table-cell table:formula="of:=MAX([.D1:.D5])-[.D6]" office:value-type="float" office:value="0.0033502193689" calcext:value-type="float">
            <text:p>0.0033502193689</text:p>
          </table:table-cell>
          <table:table-cell table:formula="of:=MAX([.E1:.E5])-[.E6]" office:value-type="float" office:value="0.00729238105691" calcext:value-type="float">
            <text:p>0.00729238105691</text:p>
          </table:table-cell>
          <table:table-cell table:formula="of:=MAX([.F1:.F5])-[.F6]" office:value-type="float" office:value="0.00303243864632" calcext:value-type="float">
            <text:p>0.00303243864632</text:p>
          </table:table-cell>
          <table:table-cell table:formula="of:=MAX([.G1:.G5])-[.G6]" office:value-type="float" office:value="0.0010106956223" calcext:value-type="float">
            <text:p>0.0010106956223</text:p>
          </table:table-cell>
          <table:table-cell table:formula="of:=MAX([.H1:.H5])-[.H6]" office:value-type="float" office:value="0.00521789564327" calcext:value-type="float">
            <text:p>0.00521789564327</text:p>
          </table:table-cell>
          <table:table-cell table:formula="of:=MAX([.I1:.I5])-[.I6]" office:value-type="float" office:value="0.00336228207856" calcext:value-type="float">
            <text:p>0.00336228207856</text:p>
          </table:table-cell>
          <table:table-cell table:formula="of:=MAX([.J1:.J5])-[.J6]" office:value-type="float" office:value="0.00249767338897" calcext:value-type="float">
            <text:p>0.00249767338897</text:p>
          </table:table-cell>
          <table:table-cell table:formula="of:=MAX([.K1:.K5])-[.K6]" office:value-type="float" office:value="0.00124892567598" calcext:value-type="float">
            <text:p>0.00124892567598</text:p>
          </table:table-cell>
          <table:table-cell table:formula="of:=MAX([.L1:.L5])-[.L6]" office:value-type="float" office:value="0.00553505260413" calcext:value-type="float">
            <text:p>0.00553505260413</text:p>
          </table:table-cell>
          <table:table-cell table:formula="of:=MAX([.M1:.M5])-[.M6]" office:value-type="float" office:value="0.00108788420006" calcext:value-type="float">
            <text:p>0.00108788420006</text:p>
          </table:table-cell>
          <table:table-cell table:formula="of:=MAX([.N1:.N5])-[.N6]" office:value-type="float" office:value="0.00219079538804" calcext:value-type="float">
            <text:p>0.00219079538804</text:p>
          </table:table-cell>
          <table:table-cell table:formula="of:=MAX([.O1:.O5])-[.O6]" office:value-type="string" office:string-value="" calcext:value-type="error">
            <text:p>#VALUE!</text:p>
          </table:table-cell>
          <table:table-cell table:formula="of:=MAX([.P1:.P5])-[.P6]" office:value-type="float" office:value="0.010880903315" calcext:value-type="float">
            <text:p>0.010880903315</text:p>
          </table:table-cell>
          <table:table-cell table:formula="of:=MAX([.Q1:.Q5])-[.Q6]" office:value-type="float" office:value="0.00265620885499999" calcext:value-type="float">
            <text:p>0.002656208855</text:p>
          </table:table-cell>
          <table:table-cell table:formula="of:=MAX([.R1:.R5])-[.R6]" office:value-type="float" office:value="0.0099236695695" calcext:value-type="float">
            <text:p>0.0099236695695</text:p>
          </table:table-cell>
          <table:table-cell table:formula="of:=MAX([.S1:.S5])-[.S6]" office:value-type="float" office:value="0.004340946736" calcext:value-type="float">
            <text:p>0.004340946736</text:p>
          </table:table-cell>
          <table:table-cell table:formula="of:=MAX([.T1:.T5])-[.T6]" office:value-type="float" office:value="0.0029711117733" calcext:value-type="float">
            <text:p>0.0029711117733</text:p>
          </table:table-cell>
          <table:table-cell table:formula="of:=MAX([.U1:.U5])-[.U6]" office:value-type="float" office:value="0.00351403303809" calcext:value-type="float">
            <text:p>0.00351403303809</text:p>
          </table:table-cell>
          <table:table-cell table:formula="of:=MAX([.V1:.V5])-[.V6]" office:value-type="float" office:value="0.00328321310067" calcext:value-type="float">
            <text:p>0.00328321310067</text:p>
          </table:table-cell>
          <table:table-cell table:formula="of:=MAX([.W1:.W5])-[.W6]" office:value-type="float" office:value="0.00071827965316" calcext:value-type="float">
            <text:p>0.00071827965316</text:p>
          </table:table-cell>
          <table:table-cell table:formula="of:=MAX([.X1:.X5])-[.X6]" office:value-type="float" office:value="0.00271519455029" calcext:value-type="float">
            <text:p>0.00271519455029</text:p>
          </table:table-cell>
          <table:table-cell table:formula="of:=MAX([.Y1:.Y5])-[.Y6]" office:value-type="float" office:value="0.00127294347406" calcext:value-type="float">
            <text:p>0.00127294347406</text:p>
          </table:table-cell>
          <table:table-cell table:formula="of:=MAX([.Z1:.Z5])-[.Z6]" office:value-type="float" office:value="0.00240872102653" calcext:value-type="float">
            <text:p>0.00240872102653</text:p>
          </table:table-cell>
          <table:table-cell table:formula="of:=MAX([.AA1:.AA5])-[.AA6]" office:value-type="float" office:value="0.0014187402744" calcext:value-type="float">
            <text:p>0.0014187402744</text:p>
          </table:table-cell>
          <table:table-cell table:formula="of:=MAX([.AB1:.AB5])-[.AB6]" office:value-type="float" office:value="0.00408523088739" calcext:value-type="float">
            <text:p>0.00408523088739</text:p>
          </table:table-cell>
          <table:table-cell table:formula="of:=MAX([.AC1:.AC5])-[.AC6]" office:value-type="float" office:value="0.00269492801677" calcext:value-type="float">
            <text:p>0.00269492801677</text:p>
          </table:table-cell>
          <table:table-cell table:formula="of:=MAX([.AD1:.AD5])-[.AD6]" office:value-type="string" office:string-value="" calcext:value-type="error">
            <text:p>#VALUE!</text:p>
          </table:table-cell>
          <table:table-cell table:formula="of:=MAX([.AE1:.AE5])-[.AE6]" office:value-type="float" office:value="0.00933707290799998" calcext:value-type="float">
            <text:p>0.009337072908</text:p>
          </table:table-cell>
          <table:table-cell table:formula="of:=MAX([.AF1:.AF5])-[.AF6]" office:value-type="float" office:value="0.004092848811" calcext:value-type="float">
            <text:p>0.004092848811</text:p>
          </table:table-cell>
          <table:table-cell table:formula="of:=MAX([.AG1:.AG5])-[.AG6]" office:value-type="float" office:value="0.0166335016531" calcext:value-type="float">
            <text:p>0.0166335016531</text:p>
          </table:table-cell>
          <table:table-cell table:formula="of:=MAX([.AH1:.AH5])-[.AH6]" office:value-type="float" office:value="0.0055629246486" calcext:value-type="float">
            <text:p>0.0055629246486</text:p>
          </table:table-cell>
          <table:table-cell table:formula="of:=MAX([.AI1:.AI5])-[.AI6]" office:value-type="float" office:value="0.0076234711584" calcext:value-type="float">
            <text:p>0.0076234711584</text:p>
          </table:table-cell>
          <table:table-cell table:formula="of:=MAX([.AJ1:.AJ5])-[.AJ6]" office:value-type="float" office:value="0.0023821378484" calcext:value-type="float">
            <text:p>0.0023821378484</text:p>
          </table:table-cell>
          <table:table-cell table:formula="of:=MAX([.AK1:.AK5])-[.AK6]" office:value-type="float" office:value="0.00687130889369" calcext:value-type="float">
            <text:p>0.00687130889369</text:p>
          </table:table-cell>
          <table:table-cell table:formula="of:=MAX([.AL1:.AL5])-[.AL6]" office:value-type="float" office:value="0.00227389385927" calcext:value-type="float">
            <text:p>0.00227389385927</text:p>
          </table:table-cell>
          <table:table-cell table:formula="of:=MAX([.AM1:.AM5])-[.AM6]" office:value-type="float" office:value="0.0020816553328" calcext:value-type="float">
            <text:p>0.0020816553328</text:p>
          </table:table-cell>
          <table:table-cell table:formula="of:=MAX([.AN1:.AN5])-[.AN6]" office:value-type="float" office:value="0.00037080817008" calcext:value-type="float">
            <text:p>0.00037080817008</text:p>
          </table:table-cell>
          <table:table-cell table:formula="of:=MAX([.AO1:.AO5])-[.AO6]" office:value-type="float" office:value="0.000199286271620001" calcext:value-type="float">
            <text:p>0.00019928627162</text:p>
          </table:table-cell>
          <table:table-cell table:formula="of:=MAX([.AP1:.AP5])-[.AP6]" office:value-type="float" office:value="0.00066936210114" calcext:value-type="float">
            <text:p>0.00066936210114</text:p>
          </table:table-cell>
          <table:table-cell table:formula="of:=MAX([.AQ1:.AQ5])-[.AQ6]" office:value-type="float" office:value="0.0013986613969" calcext:value-type="float">
            <text:p>0.0013986613969</text:p>
          </table:table-cell>
          <table:table-cell table:formula="of:=MAX([.AR1:.AR5])-[.AR6]" office:value-type="float" office:value="0.00188799153914" calcext:value-type="float">
            <text:p>0.00188799153914</text:p>
          </table:table-cell>
        </table:table-row>
        <table:table-row table:style-name="ro1">
          <table:table-cell table:formula="of:=[.A6]-MIN([.A1:.A5])" office:value-type="float" office:value="0.00594833748900001" calcext:value-type="float">
            <text:p>0.005948337489</text:p>
          </table:table-cell>
          <table:table-cell table:formula="of:=[.B6]-MIN([.B1:.B5])" office:value-type="float" office:value="0.009859786638" calcext:value-type="float">
            <text:p>0.009859786638</text:p>
          </table:table-cell>
          <table:table-cell table:formula="of:=[.C6]-MIN([.C1:.C5])" office:value-type="float" office:value="0.0116359740095" calcext:value-type="float">
            <text:p>0.0116359740095</text:p>
          </table:table-cell>
          <table:table-cell table:formula="of:=[.D6]-MIN([.D1:.D5])" office:value-type="float" office:value="0.0036075313908" calcext:value-type="float">
            <text:p>0.0036075313908</text:p>
          </table:table-cell>
          <table:table-cell table:formula="of:=[.E6]-MIN([.E1:.E5])" office:value-type="float" office:value="0.000826954890960001" calcext:value-type="float">
            <text:p>0.00082695489096</text:p>
          </table:table-cell>
          <table:table-cell table:formula="of:=[.F6]-MIN([.F1:.F5])" office:value-type="float" office:value="0.00302563811292" calcext:value-type="float">
            <text:p>0.00302563811292</text:p>
          </table:table-cell>
          <table:table-cell table:formula="of:=[.G6]-MIN([.G1:.G5])" office:value-type="float" office:value="0.00647389683274" calcext:value-type="float">
            <text:p>0.00647389683274</text:p>
          </table:table-cell>
          <table:table-cell table:formula="of:=[.H6]-MIN([.H1:.H5])" office:value-type="float" office:value="0.00217914397605" calcext:value-type="float">
            <text:p>0.00217914397605</text:p>
          </table:table-cell>
          <table:table-cell table:formula="of:=[.I6]-MIN([.I1:.I5])" office:value-type="float" office:value="0.00168925101918" calcext:value-type="float">
            <text:p>0.00168925101918</text:p>
          </table:table-cell>
          <table:table-cell table:formula="of:=[.J6]-MIN([.J1:.J5])" office:value-type="float" office:value="0.00256020017803" calcext:value-type="float">
            <text:p>0.00256020017803</text:p>
          </table:table-cell>
          <table:table-cell table:formula="of:=[.K6]-MIN([.K1:.K5])" office:value-type="float" office:value="0.00062506574105" calcext:value-type="float">
            <text:p>0.00062506574105</text:p>
          </table:table-cell>
          <table:table-cell table:formula="of:=[.L6]-MIN([.L1:.L5])" office:value-type="float" office:value="0.00222719214228" calcext:value-type="float">
            <text:p>0.00222719214228</text:p>
          </table:table-cell>
          <table:table-cell table:formula="of:=[.M6]-MIN([.M1:.M5])" office:value-type="float" office:value="0.00110311258495" calcext:value-type="float">
            <text:p>0.00110311258495</text:p>
          </table:table-cell>
          <table:table-cell table:formula="of:=[.N6]-MIN([.N1:.N5])" office:value-type="float" office:value="0.00209651283352" calcext:value-type="float">
            <text:p>0.00209651283352</text:p>
          </table:table-cell>
          <table:table-cell table:formula="of:=[.O6]-MIN([.O1:.O5])" office:value-type="string" office:string-value="" calcext:value-type="error">
            <text:p>#VALUE!</text:p>
          </table:table-cell>
          <table:table-cell table:formula="of:=[.P6]-MIN([.P1:.P5])" office:value-type="float" office:value="0.010178824009" calcext:value-type="float">
            <text:p>0.010178824009</text:p>
          </table:table-cell>
          <table:table-cell table:formula="of:=[.Q6]-MIN([.Q1:.Q5])" office:value-type="float" office:value="0.0101590729383" calcext:value-type="float">
            <text:p>0.0101590729383</text:p>
          </table:table-cell>
          <table:table-cell table:formula="of:=[.R6]-MIN([.R1:.R5])" office:value-type="float" office:value="0.0045411534802" calcext:value-type="float">
            <text:p>0.0045411534802</text:p>
          </table:table-cell>
          <table:table-cell table:formula="of:=[.S6]-MIN([.S1:.S5])" office:value-type="float" office:value="0.0080036762848" calcext:value-type="float">
            <text:p>0.0080036762848</text:p>
          </table:table-cell>
          <table:table-cell table:formula="of:=[.T6]-MIN([.T1:.T5])" office:value-type="float" office:value="0.00634900766167" calcext:value-type="float">
            <text:p>0.00634900766167</text:p>
          </table:table-cell>
          <table:table-cell table:formula="of:=[.U6]-MIN([.U1:.U5])" office:value-type="float" office:value="0.0031130831713" calcext:value-type="float">
            <text:p>0.0031130831713</text:p>
          </table:table-cell>
          <table:table-cell table:formula="of:=[.V6]-MIN([.V1:.V5])" office:value-type="float" office:value="0.00241563837339" calcext:value-type="float">
            <text:p>0.00241563837339</text:p>
          </table:table-cell>
          <table:table-cell table:formula="of:=[.W6]-MIN([.W1:.W5])" office:value-type="float" office:value="0.00032026702474" calcext:value-type="float">
            <text:p>0.00032026702474</text:p>
          </table:table-cell>
          <table:table-cell table:formula="of:=[.X6]-MIN([.X1:.X5])" office:value-type="float" office:value="0.00179940626254" calcext:value-type="float">
            <text:p>0.00179940626254</text:p>
          </table:table-cell>
          <table:table-cell table:formula="of:=[.Y6]-MIN([.Y1:.Y5])" office:value-type="float" office:value="0.00136145209269" calcext:value-type="float">
            <text:p>0.00136145209269</text:p>
          </table:table-cell>
          <table:table-cell table:formula="of:=[.Z6]-MIN([.Z1:.Z5])" office:value-type="float" office:value="0.00463308408811" calcext:value-type="float">
            <text:p>0.00463308408811</text:p>
          </table:table-cell>
          <table:table-cell table:formula="of:=[.AA6]-MIN([.AA1:.AA5])" office:value-type="float" office:value="0.00301766123803" calcext:value-type="float">
            <text:p>0.00301766123803</text:p>
          </table:table-cell>
          <table:table-cell table:formula="of:=[.AB6]-MIN([.AB1:.AB5])" office:value-type="float" office:value="0.00209554139211" calcext:value-type="float">
            <text:p>0.00209554139211</text:p>
          </table:table-cell>
          <table:table-cell table:formula="of:=[.AC6]-MIN([.AC1:.AC5])" office:value-type="float" office:value="0.00309612882704" calcext:value-type="float">
            <text:p>0.00309612882704</text:p>
          </table:table-cell>
          <table:table-cell table:formula="of:=[.AD6]-MIN([.AD1:.AD5])" office:value-type="string" office:string-value="" calcext:value-type="error">
            <text:p>#VALUE!</text:p>
          </table:table-cell>
          <table:table-cell table:formula="of:=[.AE6]-MIN([.AE1:.AE5])" office:value-type="float" office:value="0.00522577918800002" calcext:value-type="float">
            <text:p>0.005225779188</text:p>
          </table:table-cell>
          <table:table-cell table:formula="of:=[.AF6]-MIN([.AF1:.AF5])" office:value-type="float" office:value="0.0167525396137" calcext:value-type="float">
            <text:p>0.0167525396137</text:p>
          </table:table-cell>
          <table:table-cell table:formula="of:=[.AG6]-MIN([.AG1:.AG5])" office:value-type="float" office:value="0.0065192577421" calcext:value-type="float">
            <text:p>0.0065192577421</text:p>
          </table:table-cell>
          <table:table-cell table:formula="of:=[.AH6]-MIN([.AH1:.AH5])" office:value-type="float" office:value="0.0041406352439" calcext:value-type="float">
            <text:p>0.0041406352439</text:p>
          </table:table-cell>
          <table:table-cell table:formula="of:=[.AI6]-MIN([.AI1:.AI5])" office:value-type="float" office:value="0.000959284480300001" calcext:value-type="float">
            <text:p>0.0009592844803</text:p>
          </table:table-cell>
          <table:table-cell table:formula="of:=[.AJ6]-MIN([.AJ1:.AJ5])" office:value-type="float" office:value="0.0037692946724" calcext:value-type="float">
            <text:p>0.0037692946724</text:p>
          </table:table-cell>
          <table:table-cell table:formula="of:=[.AK6]-MIN([.AK1:.AK5])" office:value-type="float" office:value="0.00213425437149" calcext:value-type="float">
            <text:p>0.00213425437149</text:p>
          </table:table-cell>
          <table:table-cell table:formula="of:=[.AL6]-MIN([.AL1:.AL5])" office:value-type="float" office:value="0.0048325667267" calcext:value-type="float">
            <text:p>0.0048325667267</text:p>
          </table:table-cell>
          <table:table-cell table:formula="of:=[.AM6]-MIN([.AM1:.AM5])" office:value-type="float" office:value="0.00501745163596" calcext:value-type="float">
            <text:p>0.00501745163596</text:p>
          </table:table-cell>
          <table:table-cell table:formula="of:=[.AN6]-MIN([.AN1:.AN5])" office:value-type="float" office:value="0.00308614220155" calcext:value-type="float">
            <text:p>0.00308614220155</text:p>
          </table:table-cell>
          <table:table-cell table:formula="of:=[.AO6]-MIN([.AO1:.AO5])" office:value-type="float" office:value="0.00577874755827" calcext:value-type="float">
            <text:p>0.00577874755827</text:p>
          </table:table-cell>
          <table:table-cell table:formula="of:=[.AP6]-MIN([.AP1:.AP5])" office:value-type="float" office:value="0.00162504113806" calcext:value-type="float">
            <text:p>0.00162504113806</text:p>
          </table:table-cell>
          <table:table-cell table:formula="of:=[.AQ6]-MIN([.AQ1:.AQ5])" office:value-type="float" office:value="0.00222094503201" calcext:value-type="float">
            <text:p>0.00222094503201</text:p>
          </table:table-cell>
          <table:table-cell table:formula="of:=[.AR6]-MIN([.AR1:.AR5])" office:value-type="float" office:value="0.00147369924678" calcext:value-type="float">
            <text:p>0.00147369924678</text:p>
          </table:table-cell>
        </table:table-row>
        <table:table-row table:style-name="ro1" table:number-rows-repeated="9">
          <table:table-cell table:number-columns-repeated="44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18]+1.5" office:value-type="float" office:value="1.5" calcext:value-type="float">
            <text:p>1.5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19]+1.5"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0]+1.5" office:value-type="float" office:value="4.5" calcext:value-type="float">
            <text:p>4.5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1]+1.5" office:value-type="float" office:value="6" calcext:value-type="float">
            <text:p>6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2]+1.5" office:value-type="float" office:value="7.5" calcext:value-type="float">
            <text:p>7.5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3]+1.5" office:value-type="float" office:value="9" calcext:value-type="float">
            <text:p>9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4]+1.5" office:value-type="float" office:value="10.5" calcext:value-type="float">
            <text:p>10.5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5]+1.5" office:value-type="float" office:value="12" calcext:value-type="float">
            <text:p>12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6]+1.5" office:value-type="float" office:value="13.5" calcext:value-type="float">
            <text:p>13.5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7]+1.5" office:value-type="float" office:value="15" calcext:value-type="float">
            <text:p>15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8]+1.5" office:value-type="float" office:value="16.5" calcext:value-type="float">
            <text:p>16.5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29]+1.5" office:value-type="float" office:value="18" calcext:value-type="float">
            <text:p>18</text:p>
          </table:table-cell>
          <table:table-cell table:number-columns-repeated="33"/>
        </table:table-row>
        <table:table-row table:style-name="ro1">
          <table:table-cell table:number-columns-repeated="10"/>
          <table:table-cell table:formula="of:=[.K30]+1.5" office:value-type="float" office:value="19.5" calcext:value-type="float">
            <text:p>19.5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2:12:58.229539235</dc:date>
    <meta:editing-duration>PT3M28S</meta:editing-duration>
    <meta:editing-cycles>1</meta:editing-cycles>
    <meta:document-statistic meta:table-count="1" meta:cell-count="356" meta:object-count="1"/>
    <meta:generator>LibreOffice/5.3.4.2$Linux_X86_64 LibreOffice_project/f82d347ccc0be322489bf7da61d7e4ad13fe2ff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52cm" svg:height="14.609cm" xlink:href=".." xlink:type="simple" chart:class="chart:line" chart:style-name="ch1">
        <chart:legend chart:legend-position="end" svg:x="22.58cm" svg:y="6.586cm" style:legend-expansion="high" chart:style-name="ch2"/>
        <chart:plot-area chart:style-name="ch3" table:cell-range-address="'40ofitsssinfinity-900-adaptivesigma=1-error=0-10and5trialmaxmodel1000'.K18:'40ofitsssinfinity-900-adaptivesigma=1-error=0-10and5trialmaxmodel1000'.K31 '40ofitsssinfinity-900-adaptivesigma=1-error=0-10and5trialmaxmodel1000'.A6:'40ofitsssinfinity-900-adaptivesigma=1-error=0-10and5trialmaxmodel1000'.N6 '40ofitsssinfinity-900-adaptivesigma=1-error=0-10and5trialmaxmodel1000'.P6:'40ofitsssinfinity-900-adaptivesigma=1-error=0-10and5trialmaxmodel1000'.AC6 '40ofitsssinfinity-900-adaptivesigma=1-error=0-10and5trialmaxmodel1000'.AE6:'40ofitsssinfinity-900-adaptivesigma=1-error=0-10and5trialmaxmodel1000'.AR6" chart:data-source-has-labels="both" svg:x="1.484cm" svg:y="0.292cm" svg:width="20.571cm" svg:height="13.096cm">
          <chartooo:coordinate-region svg:x="2.396cm" svg:y="0.465cm" svg:width="19.327cm" svg:height="12.329cm"/>
          <chart:axis chart:dimension="x" chart:name="primary-x" chart:style-name="ch4" chartooo:axis-type="auto">
            <chartooo:date-scale/>
            <chart:title svg:x="10.772cm" svg:y="13.68cm" chart:style-name="ch5">
              <text:p>Sigma-Error*</text:p>
            </chart:title>
            <chart:categories table:cell-range-address="'40ofitsssinfinity-900-adaptivesigma=1-error=0-10and5trialmaxmodel1000'.K18:'40ofitsssinfinity-900-adaptivesigma=1-error=0-10and5trialmaxmodel1000'.K31"/>
          </chart:axis>
          <chart:axis chart:dimension="y" chart:name="primary-y" chart:style-name="ch4">
            <chart:title svg:x="0.451cm" svg:y="8.71cm" chart:style-name="ch6">
              <text:p>Logaritmic progress rate*</text:p>
            </chart:title>
            <chart:grid chart:style-name="ch7" chart:class="major"/>
          </chart:axis>
          <chart:series chart:style-name="ch8" chart:values-cell-range-address="'40ofitsssinfinity-900-adaptivesigma=1-error=0-10and5trialmaxmodel1000'.A6:'40ofitsssinfinity-900-adaptivesigma=1-error=0-10and5trialmaxmodel1000'.N6" loext:label-string="maxmodel1000" chart:class="chart:line">
            <chart:data-point chart:repeated="14"/>
          </chart:series>
          <chart:series chart:style-name="ch9" chart:values-cell-range-address="'40ofitsssinfinity-900-adaptivesigma=1-error=0-10and5trialmaxmodel1000'.P6:'40ofitsssinfinity-900-adaptivesigma=1-error=0-10and5trialmaxmodel1000'.AC6" loext:label-string="maxmodel100" chart:class="chart:line">
            <chart:data-point chart:repeated="14"/>
          </chart:series>
          <chart:series chart:style-name="ch10" chart:values-cell-range-address="'40ofitsssinfinity-900-adaptivesigma=1-error=0-10and5trialmaxmodel1000'.AE6:'40ofitsssinfinity-900-adaptivesigma=1-error=0-10and5trialmaxmodel1000'.AR6" loext:label-string="maxmodel10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model1000</text:p>
              </table:table-cell>
              <table:table-cell office:value-type="string">
                <text:p>maxmodel100</text:p>
              </table:table-cell>
              <table:table-cell office:value-type="string">
                <text:p>maxmodel1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40ofitsssinfinity-900-adaptivesigma=1-error=0-10and5trialmaxmodel1000'.K18:'40ofitsssinfinity-900-adaptivesigma=1-error=0-10and5trialmaxmodel1000'.K31</svg:desc>
                </draw:g>
              </table:table-cell>
              <table:table-cell office:value-type="float" office:value="0.165421413616">
                <text:p>0.165421413616</text:p>
                <draw:g>
                  <svg:desc>'40ofitsssinfinity-900-adaptivesigma=1-error=0-10and5trialmaxmodel1000'.A6:'40ofitsssinfinity-900-adaptivesigma=1-error=0-10and5trialmaxmodel1000'.N6</svg:desc>
                </draw:g>
              </table:table-cell>
              <table:table-cell office:value-type="float" office:value="0.167548158363">
                <text:p>0.167548158363</text:p>
                <draw:g>
                  <svg:desc>'40ofitsssinfinity-900-adaptivesigma=1-error=0-10and5trialmaxmodel1000'.P6:'40ofitsssinfinity-900-adaptivesigma=1-error=0-10and5trialmaxmodel1000'.AC6</svg:desc>
                </draw:g>
              </table:table-cell>
              <table:table-cell office:value-type="float" office:value="0.144286596663">
                <text:p>0.144286596663</text:p>
                <draw:g>
                  <svg:desc>'40ofitsssinfinity-900-adaptivesigma=1-error=0-10and5trialmaxmodel1000'.AE6:'40ofitsssinfinity-900-adaptivesigma=1-error=0-10and5trialmaxmodel1000'.AR6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102924620645">
                <text:p>0.102924620645</text:p>
              </table:table-cell>
              <table:table-cell office:value-type="float" office:value="0.100267304101">
                <text:p>0.100267304101</text:p>
              </table:table-cell>
              <table:table-cell office:value-type="float" office:value="0.102169245022">
                <text:p>0.1021692450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30148507411">
                <text:p>0.0330148507411</text:p>
              </table:table-cell>
              <table:table-cell office:value-type="float" office:value="0.0361361521329">
                <text:p>0.0361361521329</text:p>
              </table:table-cell>
              <table:table-cell office:value-type="float" office:value="0.0495237294356">
                <text:p>0.049523729435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0157196395148">
                <text:p>0.0157196395148</text:p>
              </table:table-cell>
              <table:table-cell office:value-type="float" office:value="0.0206518600564">
                <text:p>0.0206518600564</text:p>
              </table:table-cell>
              <table:table-cell office:value-type="float" office:value="0.0282453027378">
                <text:p>0.02824530273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838636517959">
                <text:p>0.00838636517959</text:p>
              </table:table-cell>
              <table:table-cell office:value-type="float" office:value="0.0144854127296">
                <text:p>0.0144854127296</text:p>
              </table:table-cell>
              <table:table-cell office:value-type="float" office:value="0.0155155748051">
                <text:p>0.015515574805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.00909906478168">
                <text:p>0.00909906478168</text:p>
              </table:table-cell>
              <table:table-cell office:value-type="float" office:value="0.00631970509063">
                <text:p>0.00631970509063</text:p>
              </table:table-cell>
              <table:table-cell office:value-type="float" office:value="0.014555651526">
                <text:p>0.0145556515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04329042617">
                <text:p>0.0104329042617</text:p>
              </table:table-cell>
              <table:table-cell office:value-type="float" office:value="0.00571445139626">
                <text:p>0.00571445139626</text:p>
              </table:table-cell>
              <table:table-cell office:value-type="float" office:value="0.00774420451071">
                <text:p>0.0077442045107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.00570150669243">
                <text:p>0.00570150669243</text:p>
              </table:table-cell>
              <table:table-cell office:value-type="float" office:value="0.00772039433956">
                <text:p>0.00772039433956</text:p>
              </table:table-cell>
              <table:table-cell office:value-type="float" office:value="0.00862300951523">
                <text:p>0.008623009515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545294744931">
                <text:p>0.00545294744931</text:p>
              </table:table-cell>
              <table:table-cell office:value-type="float" office:value="0.00517588398736">
                <text:p>0.00517588398736</text:p>
              </table:table-cell>
              <table:table-cell office:value-type="float" office:value="0.0084155886718">
                <text:p>0.0084155886718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00735521151201">
                <text:p>0.00735521151201</text:p>
              </table:table-cell>
              <table:table-cell office:value-type="float" office:value="0.00687784859593">
                <text:p>0.00687784859593</text:p>
              </table:table-cell>
              <table:table-cell office:value-type="float" office:value="0.00601419889489">
                <text:p>0.006014198894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647005824295">
                <text:p>0.00647005824295</text:p>
              </table:table-cell>
              <table:table-cell office:value-type="float" office:value="0.00912024315367">
                <text:p>0.00912024315367</text:p>
              </table:table-cell>
              <table:table-cell office:value-type="float" office:value="0.00929472433338">
                <text:p>0.0092947243333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00569737181797">
                <text:p>0.00569737181797</text:p>
              </table:table-cell>
              <table:table-cell office:value-type="float" office:value="0.00564721668452">
                <text:p>0.00564721668452</text:p>
              </table:table-cell>
              <table:table-cell office:value-type="float" office:value="0.00686421186974">
                <text:p>0.006864211869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527323303764">
                <text:p>0.00527323303764</text:p>
              </table:table-cell>
              <table:table-cell office:value-type="float" office:value="0.00591611911171">
                <text:p>0.00591611911171</text:p>
              </table:table-cell>
              <table:table-cell office:value-type="float" office:value="0.00623469636856">
                <text:p>0.0062346963685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.00752146513235">
                <text:p>0.00752146513235</text:p>
              </table:table-cell>
              <table:table-cell office:value-type="float" office:value="0.00621635776676">
                <text:p>0.00621635776676</text:p>
              </table:table-cell>
              <table:table-cell office:value-type="float" office:value="0.00478490917787">
                <text:p>0.00478490917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